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D000001612AC69C25C4C0D6BA.png" manifest:media-type="image/png"/>
  <manifest:file-entry manifest:full-path="Pictures/10000000000004BA0000036AA439D10AA4D07E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3.95cm" fo:min-width="23.6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509cm, 0.196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4.565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4.19cm" svg:height="14.2cm" svg:x="-0.7cm" svg:y="5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199cm" svg:height="13.999cm" svg:x="-0.7cm" svg:y="6cm">
          <draw:image xlink:href="Pictures/10000000000004BA0000036AA439D10AA4D07E5B.png" xlink:type="simple" xlink:show="embed" xlink:actuate="onLoad">
            <text:p/>
          </draw:image>
        </draw:frame>
        <draw:frame draw:style-name="gr3" draw:text-style-name="P2" draw:layer="layout" svg:width="9.155cm" svg:height="12.369cm" svg:x="14.1cm" svg:y="7.7cm">
          <draw:image xlink:href="Pictures/10000201000001DD000001612AC69C25C4C0D6B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9T17:22:23.418834622</meta:creation-date>
    <dc:date>2020-11-01T22:39:17.444774972</dc:date>
    <meta:editing-duration>PT9M17S</meta:editing-duration>
    <meta:editing-cycles>2</meta:editing-cycles>
    <meta:generator>LibreOffice/5.1.6.2$Linux_X86_64 LibreOffice_project/10m0$Build-2</meta:generator>
    <meta:document-statistic meta:object-count="3"/>
  </office:meta>
</office:document-meta>
</file>